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ngent Method-Inner Poin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est Guess</text:p>
          </table:table-cell>
          <table:table-cell/>
          <table:table-cell office:value-type="string" calcext:value-type="string">
            <text:p>Lower takeoff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4.58860810950675" calcext:value-type="float">
            <text:p>4.58860810950675</text:p>
          </table:table-cell>
          <table:table-cell office:value-type="float" office:value="237.666014355489" calcext:value-type="float">
            <text:p>237.666014355489</text:p>
          </table:table-cell>
          <table:table-cell office:value-type="float" office:value="227.666014355489" calcext:value-type="float">
            <text:p>227.666014355489</text:p>
          </table:table-cell>
          <table:table-cell table:formula="of:=[.B3]-[.C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92528827104107" calcext:value-type="float">
            <text:p>4.92528827104107</text:p>
          </table:table-cell>
          <table:table-cell office:value-type="float" office:value="242.127652393615" calcext:value-type="float">
            <text:p>242.127652393615</text:p>
          </table:table-cell>
          <table:table-cell office:value-type="float" office:value="227.127652393615" calcext:value-type="float">
            <text:p>227.127652393615</text:p>
          </table:table-cell>
          <table:table-cell table:formula="of:=[.B4]-[.C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.75471463410501" calcext:value-type="float">
            <text:p>5.75471463410501</text:p>
          </table:table-cell>
          <table:table-cell office:value-type="float" office:value="245.320258775065" calcext:value-type="float">
            <text:p>245.320258775065</text:p>
          </table:table-cell>
          <table:table-cell office:value-type="float" office:value="235.320258775065" calcext:value-type="float">
            <text:p>235.320258775065</text:p>
          </table:table-cell>
          <table:table-cell table:formula="of:=[.B5]-[.C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.30408225315964" calcext:value-type="float">
            <text:p>6.30408225315964</text:p>
          </table:table-cell>
          <table:table-cell office:value-type="float" office:value="247.56152576052" calcext:value-type="float">
            <text:p>247.56152576052</text:p>
          </table:table-cell>
          <table:table-cell office:value-type="float" office:value="245.56152576052" calcext:value-type="float">
            <text:p>245.56152576052</text:p>
          </table:table-cell>
          <table:table-cell table:formula="of:=[.B6]-[.C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78438114440785" calcext:value-type="float">
            <text:p>6.78438114440785</text:p>
          </table:table-cell>
          <table:table-cell office:value-type="float" office:value="257.769745269845" calcext:value-type="float">
            <text:p>257.769745269845</text:p>
          </table:table-cell>
          <table:table-cell office:value-type="float" office:value="258.769745269845" calcext:value-type="float">
            <text:p>258.769745269845</text:p>
          </table:table-cell>
          <table:table-cell table:formula="of:=[.B7]-[.C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.51753814269743" calcext:value-type="float">
            <text:p>7.51753814269743</text:p>
          </table:table-cell>
          <table:table-cell office:value-type="float" office:value="243.532054715097" calcext:value-type="float">
            <text:p>243.532054715097</text:p>
          </table:table-cell>
          <table:table-cell office:value-type="float" office:value="238.532054715097" calcext:value-type="float">
            <text:p>238.532054715097</text:p>
          </table:table-cell>
          <table:table-cell table:formula="of:=[.B8]-[.C8]" office:value-type="float" office:value="5" calcext:value-type="float">
            <text:p>5</text:p>
          </table:table-cell>
        </table:table-row>
      </table:table>
      <table:table table:name="Chord Method - Radius" table:style-name="ta1">
        <table:table-column table:style-name="co1" table:number-columns-repeated="9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Best Guess Radii</text:p>
          </table:table-cell>
          <table:table-cell table:number-columns-repeated="2"/>
          <table:table-cell office:value-type="string" calcext:value-type="string">
            <text:p>Radii +5000 ly</text:p>
          </table:table-cell>
          <table:table-cell table:number-columns-repeated="2"/>
          <table:table-cell office:value-type="string" calcext:value-type="string">
            <text:p>Radii -5000 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+</text:p>
          </table:table-cell>
          <table:table-cell office:value-type="string" calcext:value-type="string">
            <text:p>V+</text:p>
          </table:table-cell>
          <table:table-cell/>
          <table:table-cell office:value-type="string" calcext:value-type="string">
            <text:p>R-</text:p>
          </table:table-cell>
          <table:table-cell office:value-type="string" calcext:value-type="string">
            <text:p>V-</text:p>
          </table:table-cell>
          <table:table-cell/>
          <table:table-cell office:value-type="string" calcext:value-type="string">
            <text:p>+error</text:p>
          </table:table-cell>
          <table:table-cell office:value-type="string" calcext:value-type="string">
            <text:p>-error</text:p>
          </table:table-cell>
          <table:table-cell/>
        </table:table-row>
        <table:table-row table:style-name="ro1">
          <table:table-cell office:value-type="float" office:value="9.09355828220859" calcext:value-type="float">
            <text:p>9.09355828220859</text:p>
          </table:table-cell>
          <table:table-cell office:value-type="float" office:value="201.677507215915" calcext:value-type="float">
            <text:p>201.677507215915</text:p>
          </table:table-cell>
          <table:table-cell/>
          <table:table-cell office:value-type="float" office:value="10.6273006134969" calcext:value-type="float">
            <text:p>10.6273006134969</text:p>
          </table:table-cell>
          <table:table-cell office:value-type="float" office:value="235.69283820668" calcext:value-type="float">
            <text:p>235.69283820668</text:p>
          </table:table-cell>
          <table:table-cell table:number-columns-repeated="2"/>
          <table:table-cell office:value-type="string" calcext:value-type="string">
            <text:p>cannot calculate</text:p>
          </table:table-cell>
          <table:table-cell/>
          <table:table-cell table:formula="of:=[.E3]-[.B3]" office:value-type="float" office:value="34.015330990765" calcext:value-type="float">
            <text:p>34</text:p>
          </table:table-cell>
          <table:table-cell table:formula="of:=[.J3]" office:value-type="float" office:value="34.015330990765" calcext:value-type="float">
            <text:p>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.21165644171779" calcext:value-type="float">
            <text:p>9.21165644171779</text:p>
          </table:table-cell>
          <table:table-cell office:value-type="float" office:value="199.664859535634" calcext:value-type="float">
            <text:p>199.664859535634</text:p>
          </table:table-cell>
          <table:table-cell/>
          <table:table-cell office:value-type="float" office:value="10.7453987730061" calcext:value-type="float">
            <text:p>10.7453987730061</text:p>
          </table:table-cell>
          <table:table-cell office:value-type="float" office:value="232.908991541597" calcext:value-type="float">
            <text:p>232.908991541597</text:p>
          </table:table-cell>
          <table:table-cell table:number-columns-repeated="2"/>
          <table:table-cell office:value-type="string" calcext:value-type="string">
            <text:p>cannot calculate</text:p>
          </table:table-cell>
          <table:table-cell/>
          <table:table-cell table:formula="of:=[.E4]-[.B4]" office:value-type="float" office:value="33.244132005963" calcext:value-type="float">
            <text:p>33</text:p>
          </table:table-cell>
          <table:table-cell table:formula="of:=[.J4]" office:value-type="float" office:value="33.244132005963" calcext:value-type="float">
            <text:p>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.6840490797546" calcext:value-type="float">
            <text:p>9.6840490797546</text:p>
          </table:table-cell>
          <table:table-cell office:value-type="float" office:value="196.956030416324" calcext:value-type="float">
            <text:p>196.956030416324</text:p>
          </table:table-cell>
          <table:table-cell/>
          <table:table-cell office:value-type="float" office:value="11.2177914110429" calcext:value-type="float">
            <text:p>11.2177914110429</text:p>
          </table:table-cell>
          <table:table-cell office:value-type="float" office:value="228.149483277152" calcext:value-type="float">
            <text:p>228.149483277152</text:p>
          </table:table-cell>
          <table:table-cell/>
          <table:table-cell office:value-type="float" office:value="8.15030674846626" calcext:value-type="float">
            <text:p>8.15030674846626</text:p>
          </table:table-cell>
          <table:table-cell office:value-type="float" office:value="165.762582397853" calcext:value-type="float">
            <text:p>165.762582397853</text:p>
          </table:table-cell>
          <table:table-cell/>
          <table:table-cell table:formula="of:=[.E5]-[.B5]" office:value-type="float" office:value="31.193452860828" calcext:value-type="float">
            <text:p>31</text:p>
          </table:table-cell>
          <table:table-cell table:formula="of:=[.B5]-[.H5]" office:value-type="float" office:value="31.193448018471" calcext:value-type="float">
            <text:p>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.92024539877301" calcext:value-type="float">
            <text:p>9.92024539877301</text:p>
          </table:table-cell>
          <table:table-cell office:value-type="float" office:value="199.903872730484" calcext:value-type="float">
            <text:p>199.903872730484</text:p>
          </table:table-cell>
          <table:table-cell/>
          <table:table-cell office:value-type="float" office:value="11.4539877300614" calcext:value-type="float">
            <text:p>11.4539877300614</text:p>
          </table:table-cell>
          <table:table-cell office:value-type="float" office:value="230.810381779473" calcext:value-type="float">
            <text:p>230.810381779473</text:p>
          </table:table-cell>
          <table:table-cell/>
          <table:table-cell office:value-type="float" office:value="8.38650306748466" calcext:value-type="float">
            <text:p>8.38650306748466</text:p>
          </table:table-cell>
          <table:table-cell office:value-type="float" office:value="168.997354818456" calcext:value-type="float">
            <text:p>168.997354818456</text:p>
          </table:table-cell>
          <table:table-cell/>
          <table:table-cell table:formula="of:=[.E6]-[.B6]" office:value-type="float" office:value="30.906509048989" calcext:value-type="float">
            <text:p>31</text:p>
          </table:table-cell>
          <table:table-cell table:formula="of:=[.B6]-[.H6]" office:value-type="float" office:value="30.906517912028" calcext:value-type="float">
            <text:p>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.0383435582822" calcext:value-type="float">
            <text:p>10.0383435582822</text:p>
          </table:table-cell>
          <table:table-cell office:value-type="float" office:value="193.18165711694" calcext:value-type="float">
            <text:p>193.18165711694</text:p>
          </table:table-cell>
          <table:table-cell/>
          <table:table-cell office:value-type="float" office:value="11.5720858895706" calcext:value-type="float">
            <text:p>11.5720858895706</text:p>
          </table:table-cell>
          <table:table-cell office:value-type="float" office:value="222.697480456247" calcext:value-type="float">
            <text:p>222.697480456247</text:p>
          </table:table-cell>
          <table:table-cell/>
          <table:table-cell office:value-type="float" office:value="8.50460122699387" calcext:value-type="float">
            <text:p>8.50460122699387</text:p>
          </table:table-cell>
          <table:table-cell office:value-type="float" office:value="163.665816133373" calcext:value-type="float">
            <text:p>163.665816133373</text:p>
          </table:table-cell>
          <table:table-cell/>
          <table:table-cell table:formula="of:=[.E7]-[.B7]" office:value-type="float" office:value="29.515823339307" calcext:value-type="float">
            <text:p>30</text:p>
          </table:table-cell>
          <table:table-cell table:formula="of:=[.B7]-[.H7]" office:value-type="float" office:value="29.515840983567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.1564417177914" calcext:value-type="float">
            <text:p>10.1564417177914</text:p>
          </table:table-cell>
          <table:table-cell office:value-type="float" office:value="188.232761367306" calcext:value-type="float">
            <text:p>188.232761367306</text:p>
          </table:table-cell>
          <table:table-cell/>
          <table:table-cell office:value-type="float" office:value="11.6901840490798" calcext:value-type="float">
            <text:p>11.6901840490798</text:p>
          </table:table-cell>
          <table:table-cell office:value-type="float" office:value="216.658003863735" calcext:value-type="float">
            <text:p>216.658003863735</text:p>
          </table:table-cell>
          <table:table-cell/>
          <table:table-cell office:value-type="float" office:value="8.62269938650307" calcext:value-type="float">
            <text:p>8.62269938650307</text:p>
          </table:table-cell>
          <table:table-cell office:value-type="float" office:value="159.807489368286" calcext:value-type="float">
            <text:p>159.807489368286</text:p>
          </table:table-cell>
          <table:table-cell/>
          <table:table-cell table:formula="of:=[.E8]-[.B8]" office:value-type="float" office:value="28.425242496429" calcext:value-type="float">
            <text:p>28</text:p>
          </table:table-cell>
          <table:table-cell table:formula="of:=[.B8]-[.H8]" office:value-type="float" office:value="28.42527199902" calcext:value-type="float">
            <text:p>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.74478527607362" calcext:value-type="float">
            <text:p>9.74478527607362</text:p>
          </table:table-cell>
          <table:table-cell office:value-type="float" office:value="167.676326552018" calcext:value-type="float">
            <text:p>167.676326552018</text:p>
          </table:table-cell>
          <table:table-cell/>
          <table:table-cell office:value-type="float" office:value="11.278527607362" calcext:value-type="float">
            <text:p>11.278527607362</text:p>
          </table:table-cell>
          <table:table-cell office:value-type="float" office:value="194.067003437616" calcext:value-type="float">
            <text:p>194.067003437616</text:p>
          </table:table-cell>
          <table:table-cell/>
          <table:table-cell office:value-type="float" office:value="8.21104294478528" calcext:value-type="float">
            <text:p>8.21104294478528</text:p>
          </table:table-cell>
          <table:table-cell office:value-type="float" office:value="141.28563290548" calcext:value-type="float">
            <text:p>141.28563290548</text:p>
          </table:table-cell>
          <table:table-cell/>
          <table:table-cell table:formula="of:=[.E9]-[.B9]" office:value-type="float" office:value="26.390676885598" calcext:value-type="float">
            <text:p>26</text:p>
          </table:table-cell>
          <table:table-cell table:formula="of:=[.B9]-[.H9]" office:value-type="float" office:value="26.390693646538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.340490797546" calcext:value-type="float">
            <text:p>10.340490797546</text:p>
          </table:table-cell>
          <table:table-cell office:value-type="float" office:value="175.283042499247" calcext:value-type="float">
            <text:p>175.283042499247</text:p>
          </table:table-cell>
          <table:table-cell/>
          <table:table-cell office:value-type="float" office:value="11.8742331288344" calcext:value-type="float">
            <text:p>11.8742331288344</text:p>
          </table:table-cell>
          <table:table-cell office:value-type="float" office:value="201.281634838373" calcext:value-type="float">
            <text:p>201.281634838373</text:p>
          </table:table-cell>
          <table:table-cell/>
          <table:table-cell office:value-type="float" office:value="8.80674846625767" calcext:value-type="float">
            <text:p>8.80674846625767</text:p>
          </table:table-cell>
          <table:table-cell office:value-type="float" office:value="149.28443542687" calcext:value-type="float">
            <text:p>149.28443542687</text:p>
          </table:table-cell>
          <table:table-cell/>
          <table:table-cell table:formula="of:=[.E10]-[.B10]" office:value-type="float" office:value="25.998592339126" calcext:value-type="float">
            <text:p>26</text:p>
          </table:table-cell>
          <table:table-cell table:formula="of:=[.B10]-[.H10]" office:value-type="float" office:value="25.998607072377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.7269938650307" calcext:value-type="float">
            <text:p>10.7269938650307</text:p>
          </table:table-cell>
          <table:table-cell office:value-type="float" office:value="181.623795046654" calcext:value-type="float">
            <text:p>181.623795046654</text:p>
          </table:table-cell>
          <table:table-cell/>
          <table:table-cell office:value-type="float" office:value="12.260736196319" calcext:value-type="float">
            <text:p>12.260736196319</text:p>
          </table:table-cell>
          <table:table-cell office:value-type="float" office:value="207.592232928358" calcext:value-type="float">
            <text:p>207.592232928358</text:p>
          </table:table-cell>
          <table:table-cell/>
          <table:table-cell office:value-type="float" office:value="9.19325153374233" calcext:value-type="float">
            <text:p>9.19325153374233</text:p>
          </table:table-cell>
          <table:table-cell office:value-type="float" office:value="155.655343967986" calcext:value-type="float">
            <text:p>155.655343967986</text:p>
          </table:table-cell>
          <table:table-cell/>
          <table:table-cell table:formula="of:=[.E11]-[.B11]" office:value-type="float" office:value="25.968437881704" calcext:value-type="float">
            <text:p>26</text:p>
          </table:table-cell>
          <table:table-cell table:formula="of:=[.B11]-[.H11]" office:value-type="float" office:value="25.968451078668" calcext:value-type="float">
            <text:p>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.1432515337423" calcext:value-type="float">
            <text:p>11.1432515337423</text:p>
          </table:table-cell>
          <table:table-cell office:value-type="float" office:value="194.969764676958" calcext:value-type="float">
            <text:p>194.969764676958</text:p>
          </table:table-cell>
          <table:table-cell/>
          <table:table-cell office:value-type="float" office:value="12.6769938650307" calcext:value-type="float">
            <text:p>12.6769938650307</text:p>
          </table:table-cell>
          <table:table-cell office:value-type="float" office:value="221.805066375316" calcext:value-type="float">
            <text:p>221.805066375316</text:p>
          </table:table-cell>
          <table:table-cell/>
          <table:table-cell office:value-type="float" office:value="9.60950920245399" calcext:value-type="float">
            <text:p>9.60950920245399</text:p>
          </table:table-cell>
          <table:table-cell office:value-type="float" office:value="168.134451852306" calcext:value-type="float">
            <text:p>168.134451852306</text:p>
          </table:table-cell>
          <table:table-cell/>
          <table:table-cell table:formula="of:=[.E12]-[.B12]" office:value-type="float" office:value="26.835301698358" calcext:value-type="float">
            <text:p>27</text:p>
          </table:table-cell>
          <table:table-cell table:formula="of:=[.B12]-[.H12]" office:value-type="float" office:value="26.835312824652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.4021472392638" calcext:value-type="float">
            <text:p>11.4021472392638</text:p>
          </table:table-cell>
          <table:table-cell office:value-type="float" office:value="197.158110862727" calcext:value-type="float">
            <text:p>197.158110862727</text:p>
          </table:table-cell>
          <table:table-cell/>
          <table:table-cell office:value-type="float" office:value="12.9358895705521" calcext:value-type="float">
            <text:p>12.9358895705521</text:p>
          </table:table-cell>
          <table:table-cell office:value-type="float" office:value="223.678455471282" calcext:value-type="float">
            <text:p>223.678455471282</text:p>
          </table:table-cell>
          <table:table-cell/>
          <table:table-cell office:value-type="float" office:value="9.86840490797546" calcext:value-type="float">
            <text:p>9.86840490797546</text:p>
          </table:table-cell>
          <table:table-cell office:value-type="float" office:value="170.637756347273" calcext:value-type="float">
            <text:p>170.637756347273</text:p>
          </table:table-cell>
          <table:table-cell/>
          <table:table-cell table:formula="of:=[.E13]-[.B13]" office:value-type="float" office:value="26.520344608555" calcext:value-type="float">
            <text:p>27</text:p>
          </table:table-cell>
          <table:table-cell table:formula="of:=[.B13]-[.H13]" office:value-type="float" office:value="26.520354515454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.2699386503067" calcext:value-type="float">
            <text:p>11.2699386503067</text:p>
          </table:table-cell>
          <table:table-cell office:value-type="float" office:value="196.056930562538" calcext:value-type="float">
            <text:p>196.056930562538</text:p>
          </table:table-cell>
          <table:table-cell/>
          <table:table-cell office:value-type="float" office:value="12.8036809815951" calcext:value-type="float">
            <text:p>12.8036809815951</text:p>
          </table:table-cell>
          <table:table-cell office:value-type="float" office:value="222.738527093695" calcext:value-type="float">
            <text:p>222.738527093695</text:p>
          </table:table-cell>
          <table:table-cell/>
          <table:table-cell office:value-type="float" office:value="9.73619631901841" calcext:value-type="float">
            <text:p>9.73619631901841</text:p>
          </table:table-cell>
          <table:table-cell office:value-type="float" office:value="169.375324912678" calcext:value-type="float">
            <text:p>169.375324912678</text:p>
          </table:table-cell>
          <table:table-cell/>
          <table:table-cell table:formula="of:=[.E14]-[.B14]" office:value-type="float" office:value="26.681596531157" calcext:value-type="float">
            <text:p>27</text:p>
          </table:table-cell>
          <table:table-cell table:formula="of:=[.B14]-[.H14]" office:value-type="float" office:value="26.68160564986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.5766871165644" calcext:value-type="float">
            <text:p>12.5766871165644</text:p>
          </table:table-cell>
          <table:table-cell office:value-type="float" office:value="178.341996311974" calcext:value-type="float">
            <text:p>178.341996311974</text:p>
          </table:table-cell>
          <table:table-cell/>
          <table:table-cell office:value-type="float" office:value="14.1104294478528" calcext:value-type="float">
            <text:p>14.1104294478528</text:p>
          </table:table-cell>
          <table:table-cell office:value-type="float" office:value="200.090955808706" calcext:value-type="float">
            <text:p>200.090955808706</text:p>
          </table:table-cell>
          <table:table-cell/>
          <table:table-cell office:value-type="float" office:value="11.0429447852761" calcext:value-type="float">
            <text:p>11.0429447852761</text:p>
          </table:table-cell>
          <table:table-cell office:value-type="float" office:value="156.593026949066" calcext:value-type="float">
            <text:p>156.593026949066</text:p>
          </table:table-cell>
          <table:table-cell/>
          <table:table-cell table:formula="of:=[.E15]-[.B15]" office:value-type="float" office:value="21.748959496732" calcext:value-type="float">
            <text:p>22</text:p>
          </table:table-cell>
          <table:table-cell table:formula="of:=[.B15]-[.H15]" office:value-type="float" office:value="21.748969362908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0276073619632" calcext:value-type="float">
            <text:p>13.0276073619632</text:p>
          </table:table-cell>
          <table:table-cell office:value-type="float" office:value="174.105636109408" calcext:value-type="float">
            <text:p>174.105636109408</text:p>
          </table:table-cell>
          <table:table-cell/>
          <table:table-cell office:value-type="float" office:value="14.5613496932515" calcext:value-type="float">
            <text:p>14.5613496932515</text:p>
          </table:table-cell>
          <table:table-cell office:value-type="float" office:value="194.603056991992" calcext:value-type="float">
            <text:p>194.603056991992</text:p>
          </table:table-cell>
          <table:table-cell/>
          <table:table-cell office:value-type="float" office:value="11.4938650306748" calcext:value-type="float">
            <text:p>11.4938650306748</text:p>
          </table:table-cell>
          <table:table-cell office:value-type="float" office:value="153.608204642798" calcext:value-type="float">
            <text:p>153.608204642798</text:p>
          </table:table-cell>
          <table:table-cell/>
          <table:table-cell table:formula="of:=[.E16]-[.B16]" office:value-type="float" office:value="20.497420882584" calcext:value-type="float">
            <text:p>20</text:p>
          </table:table-cell>
          <table:table-cell table:formula="of:=[.B16]-[.H16]" office:value-type="float" office:value="20.49743146661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.8374233128834" calcext:value-type="float">
            <text:p>12.8374233128834</text:p>
          </table:table-cell>
          <table:table-cell office:value-type="float" office:value="142.438477504072" calcext:value-type="float">
            <text:p>142.438477504072</text:p>
          </table:table-cell>
          <table:table-cell/>
          <table:table-cell office:value-type="float" office:value="14.3711656441718" calcext:value-type="float">
            <text:p>14.3711656441718</text:p>
          </table:table-cell>
          <table:table-cell office:value-type="float" office:value="159.456156749211" calcext:value-type="float">
            <text:p>159.456156749211</text:p>
          </table:table-cell>
          <table:table-cell/>
          <table:table-cell office:value-type="float" office:value="11.3036809815951" calcext:value-type="float">
            <text:p>11.3036809815951</text:p>
          </table:table-cell>
          <table:table-cell office:value-type="float" office:value="125.420787118643" calcext:value-type="float">
            <text:p>125.420787118643</text:p>
          </table:table-cell>
          <table:table-cell/>
          <table:table-cell table:formula="of:=[.E17]-[.B17]" office:value-type="float" office:value="17.017679245139" calcext:value-type="float">
            <text:p>17</text:p>
          </table:table-cell>
          <table:table-cell table:formula="of:=[.B17]-[.H17]" office:value-type="float" office:value="17.017690385429" calcext:value-type="float">
            <text:p>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.9831288343558" calcext:value-type="float">
            <text:p>10.9831288343558</text:p>
          </table:table-cell>
          <table:table-cell office:value-type="float" office:value="211.620347669737" calcext:value-type="float">
            <text:p>211.620347669737</text:p>
          </table:table-cell>
          <table:table-cell/>
          <table:table-cell office:value-type="float" office:value="12.5168711656442" calcext:value-type="float">
            <text:p>12.5168711656442</text:p>
          </table:table-cell>
          <table:table-cell office:value-type="float" office:value="241.172004275829" calcext:value-type="float">
            <text:p>241.172004275829</text:p>
          </table:table-cell>
          <table:table-cell/>
          <table:table-cell office:value-type="float" office:value="9.44938650306749" calcext:value-type="float">
            <text:p>9.44938650306749</text:p>
          </table:table-cell>
          <table:table-cell office:value-type="float" office:value="182.068661257942" calcext:value-type="float">
            <text:p>182.068661257942</text:p>
          </table:table-cell>
          <table:table-cell/>
          <table:table-cell table:formula="of:=[.E18]-[.B18]" office:value-type="float" office:value="29.551656606092" calcext:value-type="float">
            <text:p>30</text:p>
          </table:table-cell>
          <table:table-cell table:formula="of:=[.B18]-[.H18]" office:value-type="float" office:value="29.551686411795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101226993865" calcext:value-type="float">
            <text:p>11.101226993865</text:p>
          </table:table-cell>
          <table:table-cell office:value-type="float" office:value="209.791261796128" calcext:value-type="float">
            <text:p>209.791261796128</text:p>
          </table:table-cell>
          <table:table-cell/>
          <table:table-cell office:value-type="float" office:value="12.6349693251534" calcext:value-type="float">
            <text:p>12.6349693251534</text:p>
          </table:table-cell>
          <table:table-cell office:value-type="float" office:value="238.775858951133" calcext:value-type="float">
            <text:p>238.775858951133</text:p>
          </table:table-cell>
          <table:table-cell/>
          <table:table-cell office:value-type="float" office:value="9.56748466257669" calcext:value-type="float">
            <text:p>9.56748466257669</text:p>
          </table:table-cell>
          <table:table-cell office:value-type="float" office:value="180.806642839891" calcext:value-type="float">
            <text:p>180.806642839891</text:p>
          </table:table-cell>
          <table:table-cell/>
          <table:table-cell table:formula="of:=[.E19]-[.B19]" office:value-type="float" office:value="28.984597155005" calcext:value-type="float">
            <text:p>29</text:p>
          </table:table-cell>
          <table:table-cell table:formula="of:=[.B19]-[.H19]" office:value-type="float" office:value="28.984618956237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.5736196319018" calcext:value-type="float">
            <text:p>11.5736196319018</text:p>
          </table:table-cell>
          <table:table-cell office:value-type="float" office:value="221.16684175433" calcext:value-type="float">
            <text:p>221.16684175433</text:p>
          </table:table-cell>
          <table:table-cell/>
          <table:table-cell office:value-type="float" office:value="13.1073619631902" calcext:value-type="float">
            <text:p>13.1073619631902</text:p>
          </table:table-cell>
          <table:table-cell office:value-type="float" office:value="250.475899315436" calcext:value-type="float">
            <text:p>250.475899315436</text:p>
          </table:table-cell>
          <table:table-cell/>
          <table:table-cell office:value-type="float" office:value="10.0398773006135" calcext:value-type="float">
            <text:p>10.0398773006135</text:p>
          </table:table-cell>
          <table:table-cell office:value-type="float" office:value="191.857767404914" calcext:value-type="float">
            <text:p>191.857767404914</text:p>
          </table:table-cell>
          <table:table-cell/>
          <table:table-cell table:formula="of:=[.E20]-[.B20]" office:value-type="float" office:value="29.309057561106" calcext:value-type="float">
            <text:p>29</text:p>
          </table:table-cell>
          <table:table-cell table:formula="of:=[.B20]-[.H20]" office:value-type="float" office:value="29.309074349416" calcext:value-type="float">
            <text:p>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.0460122699387" calcext:value-type="float">
            <text:p>12.0460122699387</text:p>
          </table:table-cell>
          <table:table-cell office:value-type="float" office:value="234.714336770536" calcext:value-type="float">
            <text:p>234.714336770536</text:p>
          </table:table-cell>
          <table:table-cell/>
          <table:table-cell office:value-type="float" office:value="13.579754601227" calcext:value-type="float">
            <text:p>13.579754601227</text:p>
          </table:table-cell>
          <table:table-cell office:value-type="float" office:value="264.598931929438" calcext:value-type="float">
            <text:p>264.598931929438</text:p>
          </table:table-cell>
          <table:table-cell/>
          <table:table-cell office:value-type="float" office:value="10.5122699386503" calcext:value-type="float">
            <text:p>10.5122699386503</text:p>
          </table:table-cell>
          <table:table-cell office:value-type="float" office:value="204.829725539873" calcext:value-type="float">
            <text:p>204.829725539873</text:p>
          </table:table-cell>
          <table:table-cell/>
          <table:table-cell table:formula="of:=[.E21]-[.B21]" office:value-type="float" office:value="29.884595158902" calcext:value-type="float">
            <text:p>30</text:p>
          </table:table-cell>
          <table:table-cell table:formula="of:=[.B21]-[.H21]" office:value-type="float" office:value="29.884611230663" calcext:value-type="float">
            <text:p>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0720858895706" calcext:value-type="float">
            <text:p>14.0720858895706</text:p>
          </table:table-cell>
          <table:table-cell office:value-type="float" office:value="212.386882869595" calcext:value-type="float">
            <text:p>212.386882869595</text:p>
          </table:table-cell>
          <table:table-cell/>
          <table:table-cell office:value-type="float" office:value="15.6058282208589" calcext:value-type="float">
            <text:p>15.6058282208589</text:p>
          </table:table-cell>
          <table:table-cell office:value-type="float" office:value="235.535192524408" calcext:value-type="float">
            <text:p>235.535192524408</text:p>
          </table:table-cell>
          <table:table-cell/>
          <table:table-cell office:value-type="float" office:value="12.5383435582822" calcext:value-type="float">
            <text:p>12.5383435582822</text:p>
          </table:table-cell>
          <table:table-cell office:value-type="float" office:value="189.238549729914" calcext:value-type="float">
            <text:p>189.238549729914</text:p>
          </table:table-cell>
          <table:table-cell/>
          <table:table-cell table:formula="of:=[.E22]-[.B22]" office:value-type="float" office:value="23.148309654813" calcext:value-type="float">
            <text:p>23</text:p>
          </table:table-cell>
          <table:table-cell table:formula="of:=[.B22]-[.H22]" office:value-type="float" office:value="23.148333139681" calcext:value-type="float">
            <text:p>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.540490797546" calcext:value-type="float">
            <text:p>14.540490797546</text:p>
          </table:table-cell>
          <table:table-cell office:value-type="float" office:value="233.230179575091" calcext:value-type="float">
            <text:p>233.230179575091</text:p>
          </table:table-cell>
          <table:table-cell/>
          <table:table-cell office:value-type="float" office:value="16.0742331288344" calcext:value-type="float">
            <text:p>16.0742331288344</text:p>
          </table:table-cell>
          <table:table-cell office:value-type="float" office:value="257.831374725037" calcext:value-type="float">
            <text:p>257.831374725037</text:p>
          </table:table-cell>
          <table:table-cell/>
          <table:table-cell office:value-type="float" office:value="13.0067484662577" calcext:value-type="float">
            <text:p>13.0067484662577</text:p>
          </table:table-cell>
          <table:table-cell office:value-type="float" office:value="208.62896550518" calcext:value-type="float">
            <text:p>208.62896550518</text:p>
          </table:table-cell>
          <table:table-cell/>
          <table:table-cell table:formula="of:=[.E23]-[.B23]" office:value-type="float" office:value="24.601195149946" calcext:value-type="float">
            <text:p>25</text:p>
          </table:table-cell>
          <table:table-cell table:formula="of:=[.B23]-[.H23]" office:value-type="float" office:value="24.601214069911" calcext:value-type="float">
            <text:p>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6711656441718" calcext:value-type="float">
            <text:p>15.6711656441718</text:p>
          </table:table-cell>
          <table:table-cell office:value-type="float" office:value="241.597965784026" calcext:value-type="float">
            <text:p>241.597965784026</text:p>
          </table:table-cell>
          <table:table-cell/>
          <table:table-cell office:value-type="float" office:value="17.2049079754601" calcext:value-type="float">
            <text:p>17.2049079754601</text:p>
          </table:table-cell>
          <table:table-cell office:value-type="float" office:value="265.24315133723" calcext:value-type="float">
            <text:p>265.24315133723</text:p>
          </table:table-cell>
          <table:table-cell/>
          <table:table-cell office:value-type="float" office:value="14.1374233128834" calcext:value-type="float">
            <text:p>14.1374233128834</text:p>
          </table:table-cell>
          <table:table-cell office:value-type="float" office:value="217.952765782935" calcext:value-type="float">
            <text:p>217.952765782935</text:p>
          </table:table-cell>
          <table:table-cell/>
          <table:table-cell table:formula="of:=[.E24]-[.B24]" office:value-type="float" office:value="23.645185553204" calcext:value-type="float">
            <text:p>24</text:p>
          </table:table-cell>
          <table:table-cell table:formula="of:=[.B24]-[.H24]" office:value-type="float" office:value="23.645200001091" calcext:value-type="float">
            <text:p>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.2972392638037" calcext:value-type="float">
            <text:p>16.2972392638037</text:p>
          </table:table-cell>
          <table:table-cell office:value-type="float" office:value="258.976275137735" calcext:value-type="float">
            <text:p>258.976275137735</text:p>
          </table:table-cell>
          <table:table-cell/>
          <table:table-cell office:value-type="float" office:value="17.830981595092" calcext:value-type="float">
            <text:p>17.830981595092</text:p>
          </table:table-cell>
          <table:table-cell office:value-type="float" office:value="283.348586608248" calcext:value-type="float">
            <text:p>283.348586608248</text:p>
          </table:table-cell>
          <table:table-cell/>
          <table:table-cell office:value-type="float" office:value="14.7634969325153" calcext:value-type="float">
            <text:p>14.7634969325153</text:p>
          </table:table-cell>
          <table:table-cell office:value-type="float" office:value="234.603949599372" calcext:value-type="float">
            <text:p>234.603949599372</text:p>
          </table:table-cell>
          <table:table-cell/>
          <table:table-cell table:formula="of:=[.E25]-[.B25]" office:value-type="float" office:value="24.372311470513" calcext:value-type="float">
            <text:p>24</text:p>
          </table:table-cell>
          <table:table-cell table:formula="of:=[.B25]-[.H25]" office:value-type="float" office:value="24.372325538363" calcext:value-type="float">
            <text:p>24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9"/>
          <table:table-cell table:style-name="ce9" table:formula="of:=AVERAGE([.B3:.B25])" office:value-type="float" office:value="200.467602602842" calcext:value-type="float">
            <text:p>200.467602602842</text:p>
          </table:table-cell>
          <table:table-cell table:style-name="ce9" table:number-columns-repeated="2"/>
          <table:table-cell table:style-name="ce9" table:formula="of:=AVERAGE([.E3:.E25])" office:value-type="float" office:value="227.357011673313" calcext:value-type="float">
            <text:p>227.357011673313</text:p>
          </table:table-cell>
          <table:table-cell table:style-name="ce9" table:number-columns-repeated="2"/>
          <table:table-cell table:style-name="ce9" table:formula="of:=AVERAGE([.H3:.H25])" office:value-type="float" office:value="174.200725452433" calcext:value-type="float">
            <text:p>174.200725452433</text:p>
          </table:table-cell>
          <table:table-cell table:style-name="ce9"/>
          <table:table-cell table:style-name="ce11" table:number-columns-repeated="2"/>
          <table:table-cell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hord Method - Velocity" table:style-name="ta1">
        <table:table-column table:style-name="co1" table:number-columns-repeated="5" table:default-cell-style-name="Default"/>
        <table:table-column table:style-name="co1" table:number-columns-repeated="3" table:default-cell-style-name="ce5"/>
        <table:table-row table:style-name="ro1">
          <table:table-cell/>
          <table:table-cell office:value-type="string" calcext:value-type="string">
            <text:p>Measured Shift</text:p>
          </table:table-cell>
          <table:table-cell office:value-type="string" calcext:value-type="string">
            <text:p>Shift+10%</text:p>
          </table:table-cell>
          <table:table-cell office:value-type="string" calcext:value-type="string">
            <text:p>Shift-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+</text:p>
          </table:table-cell>
          <table:table-cell office:value-type="string" calcext:value-type="string">
            <text:p>V-</text:p>
          </table:table-cell>
          <table:table-cell/>
          <table:table-cell office:value-type="string" calcext:value-type="string">
            <text:p>+error</text:p>
          </table:table-cell>
          <table:table-cell office:value-type="string" calcext:value-type="string">
            <text:p>-error</text:p>
          </table:table-cell>
          <table:table-cell/>
        </table:table-row>
        <table:table-row table:style-name="ro1">
          <table:table-cell office:value-type="float" office:value="9.09355828220859" calcext:value-type="float">
            <text:p>9.09355828220859</text:p>
          </table:table-cell>
          <table:table-cell office:value-type="float" office:value="201.677507215915" calcext:value-type="float">
            <text:p>201.677507215915</text:p>
          </table:table-cell>
          <table:table-cell office:value-type="float" office:value="207.794923522789" calcext:value-type="float">
            <text:p>207.794923522789</text:p>
          </table:table-cell>
          <table:table-cell office:value-type="float" office:value="195.560090909041" calcext:value-type="float">
            <text:p>195.560090909041</text:p>
          </table:table-cell>
          <table:table-cell/>
          <table:table-cell table:style-name="ce10" table:formula="of:=[.C3]-[.B3]" office:value-type="float" office:value="6.1174163068743" calcext:value-type="float">
            <text:p>6</text:p>
          </table:table-cell>
          <table:table-cell table:style-name="ce10" table:formula="of:=[.B3]-[.D3]" office:value-type="float" office:value="6.11741630687428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1165644171779" calcext:value-type="float">
            <text:p>9.21165644171779</text:p>
          </table:table-cell>
          <table:table-cell office:value-type="float" office:value="199.664859535634" calcext:value-type="float">
            <text:p>199.664859535634</text:p>
          </table:table-cell>
          <table:table-cell office:value-type="float" office:value="206.253231165302" calcext:value-type="float">
            <text:p>206.253231165302</text:p>
          </table:table-cell>
          <table:table-cell office:value-type="float" office:value="193.076487905966" calcext:value-type="float">
            <text:p>193.076487905966</text:p>
          </table:table-cell>
          <table:table-cell/>
          <table:table-cell table:style-name="ce10" table:formula="of:=[.C4]-[.B4]" office:value-type="float" office:value="6.58837162966771" calcext:value-type="float">
            <text:p>7</text:p>
          </table:table-cell>
          <table:table-cell table:style-name="ce10" table:formula="of:=[.B4]-[.D4]" office:value-type="float" office:value="6.58837162966773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6840490797546" calcext:value-type="float">
            <text:p>9.6840490797546</text:p>
          </table:table-cell>
          <table:table-cell office:value-type="float" office:value="196.956030416324" calcext:value-type="float">
            <text:p>196.956030416324</text:p>
          </table:table-cell>
          <table:table-cell office:value-type="float" office:value="204.907043332808" calcext:value-type="float">
            <text:p>204.907043332808</text:p>
          </table:table-cell>
          <table:table-cell office:value-type="float" office:value="189.005017499839" calcext:value-type="float">
            <text:p>189.005017499839</text:p>
          </table:table-cell>
          <table:table-cell/>
          <table:table-cell table:style-name="ce10" table:formula="of:=[.C5]-[.B5]" office:value-type="float" office:value="7.95101291648462" calcext:value-type="float">
            <text:p>8</text:p>
          </table:table-cell>
          <table:table-cell table:style-name="ce10" table:formula="of:=[.B5]-[.D5]" office:value-type="float" office:value="7.95101291648462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.92024539877301" calcext:value-type="float">
            <text:p>9.92024539877301</text:p>
          </table:table-cell>
          <table:table-cell office:value-type="float" office:value="199.903872730484" calcext:value-type="float">
            <text:p>199.903872730484</text:p>
          </table:table-cell>
          <table:table-cell office:value-type="float" office:value="208.048152097082" calcext:value-type="float">
            <text:p>208.048152097082</text:p>
          </table:table-cell>
          <table:table-cell office:value-type="float" office:value="191.759593363886" calcext:value-type="float">
            <text:p>191.759593363886</text:p>
          </table:table-cell>
          <table:table-cell/>
          <table:table-cell table:style-name="ce10" table:formula="of:=[.C6]-[.B6]" office:value-type="float" office:value="8.14427936659826" calcext:value-type="float">
            <text:p>8</text:p>
          </table:table-cell>
          <table:table-cell table:style-name="ce10" table:formula="of:=[.B6]-[.D6]" office:value-type="float" office:value="8.14427936659823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0383435582822" calcext:value-type="float">
            <text:p>10.0383435582822</text:p>
          </table:table-cell>
          <table:table-cell office:value-type="float" office:value="193.18165711694" calcext:value-type="float">
            <text:p>193.18165711694</text:p>
          </table:table-cell>
          <table:table-cell office:value-type="float" office:value="201.993496660085" calcext:value-type="float">
            <text:p>201.993496660085</text:p>
          </table:table-cell>
          <table:table-cell office:value-type="float" office:value="184.369817573796" calcext:value-type="float">
            <text:p>184.369817573796</text:p>
          </table:table-cell>
          <table:table-cell/>
          <table:table-cell table:style-name="ce10" table:formula="of:=[.C7]-[.B7]" office:value-type="float" office:value="8.81183954314446" calcext:value-type="float">
            <text:p>9</text:p>
          </table:table-cell>
          <table:table-cell table:style-name="ce10" table:formula="of:=[.B7]-[.D7]" office:value-type="float" office:value="8.8118395431444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.1564417177914" calcext:value-type="float">
            <text:p>10.1564417177914</text:p>
          </table:table-cell>
          <table:table-cell office:value-type="float" office:value="188.232761367306" calcext:value-type="float">
            <text:p>188.232761367306</text:p>
          </table:table-cell>
          <table:table-cell office:value-type="float" office:value="196.87430179038" calcext:value-type="float">
            <text:p>196.87430179038</text:p>
          </table:table-cell>
          <table:table-cell office:value-type="float" office:value="179.329356082926" calcext:value-type="float">
            <text:p>179.329356082926</text:p>
          </table:table-cell>
          <table:table-cell/>
          <table:table-cell table:style-name="ce10" table:formula="of:=[.C8]-[.B8]" office:value-type="float" office:value="8.64154042307464" calcext:value-type="float">
            <text:p>9</text:p>
          </table:table-cell>
          <table:table-cell table:style-name="ce10" table:formula="of:=[.B8]-[.D8]" office:value-type="float" office:value="8.90340528437991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.74478527607362" calcext:value-type="float">
            <text:p>9.74478527607362</text:p>
          </table:table-cell>
          <table:table-cell office:value-type="float" office:value="167.676326552018" calcext:value-type="float">
            <text:p>167.676326552018</text:p>
          </table:table-cell>
          <table:table-cell office:value-type="float" office:value="179.699138179118" calcext:value-type="float">
            <text:p>179.699138179118</text:p>
          </table:table-cell>
          <table:table-cell office:value-type="float" office:value="155.653514924917" calcext:value-type="float">
            <text:p>155.653514924917</text:p>
          </table:table-cell>
          <table:table-cell/>
          <table:table-cell table:style-name="ce10" table:formula="of:=[.C9]-[.B9]" office:value-type="float" office:value="12.0228116271003" calcext:value-type="float">
            <text:p>12</text:p>
          </table:table-cell>
          <table:table-cell table:style-name="ce10" table:formula="of:=[.B9]-[.D9]" office:value-type="float" office:value="12.0228116271003" calcext:value-type="float">
            <text:p>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.340490797546" calcext:value-type="float">
            <text:p>10.340490797546</text:p>
          </table:table-cell>
          <table:table-cell office:value-type="float" office:value="175.283042499247" calcext:value-type="float">
            <text:p>175.283042499247</text:p>
          </table:table-cell>
          <table:table-cell office:value-type="float" office:value="188.241270691191" calcext:value-type="float">
            <text:p>188.241270691191</text:p>
          </table:table-cell>
          <table:table-cell office:value-type="float" office:value="162.324814307304" calcext:value-type="float">
            <text:p>162.324814307304</text:p>
          </table:table-cell>
          <table:table-cell/>
          <table:table-cell table:style-name="ce10" table:formula="of:=[.C10]-[.B10]" office:value-type="float" office:value="12.9582281919434" calcext:value-type="float">
            <text:p>13</text:p>
          </table:table-cell>
          <table:table-cell table:style-name="ce10" table:formula="of:=[.B10]-[.D10]" office:value-type="float" office:value="12.9582281919434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.7269938650307" calcext:value-type="float">
            <text:p>10.7269938650307</text:p>
          </table:table-cell>
          <table:table-cell office:value-type="float" office:value="181.623795046654" calcext:value-type="float">
            <text:p>181.623795046654</text:p>
          </table:table-cell>
          <table:table-cell office:value-type="float" office:value="194.905272034419" calcext:value-type="float">
            <text:p>194.905272034419</text:p>
          </table:table-cell>
          <table:table-cell office:value-type="float" office:value="168.342318058889" calcext:value-type="float">
            <text:p>168.342318058889</text:p>
          </table:table-cell>
          <table:table-cell/>
          <table:table-cell table:style-name="ce10" table:formula="of:=[.C11]-[.B11]" office:value-type="float" office:value="13.2814769877651" calcext:value-type="float">
            <text:p>13</text:p>
          </table:table-cell>
          <table:table-cell table:style-name="ce10" table:formula="of:=[.B11]-[.D11]" office:value-type="float" office:value="13.2814769877651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.1432515337423" calcext:value-type="float">
            <text:p>11.1432515337423</text:p>
          </table:table-cell>
          <table:table-cell office:value-type="float" office:value="194.969764676958" calcext:value-type="float">
            <text:p>194.969764676958</text:p>
          </table:table-cell>
          <table:table-cell office:value-type="float" office:value="207.865761446442" calcext:value-type="float">
            <text:p>207.865761446442</text:p>
          </table:table-cell>
          <table:table-cell office:value-type="float" office:value="182.073767907473" calcext:value-type="float">
            <text:p>182.073767907473</text:p>
          </table:table-cell>
          <table:table-cell/>
          <table:table-cell table:style-name="ce10" table:formula="of:=[.C12]-[.B12]" office:value-type="float" office:value="12.8959967694845" calcext:value-type="float">
            <text:p>13</text:p>
          </table:table-cell>
          <table:table-cell table:style-name="ce10" table:formula="of:=[.B12]-[.D12]" office:value-type="float" office:value="12.8959967694844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.4021472392638" calcext:value-type="float">
            <text:p>11.4021472392638</text:p>
          </table:table-cell>
          <table:table-cell office:value-type="float" office:value="197.158110862727" calcext:value-type="float">
            <text:p>197.158110862727</text:p>
          </table:table-cell>
          <table:table-cell office:value-type="float" office:value="210.32812007376" calcext:value-type="float">
            <text:p>210.32812007376</text:p>
          </table:table-cell>
          <table:table-cell office:value-type="float" office:value="183.843376275748" calcext:value-type="float">
            <text:p>183.843376275748</text:p>
          </table:table-cell>
          <table:table-cell/>
          <table:table-cell table:style-name="ce10" table:formula="of:=[.C13]-[.B13]" office:value-type="float" office:value="13.170009211033" calcext:value-type="float">
            <text:p>13</text:p>
          </table:table-cell>
          <table:table-cell table:style-name="ce10" table:formula="of:=[.B13]-[.D13]" office:value-type="float" office:value="13.3147345869784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.2699386503067" calcext:value-type="float">
            <text:p>11.2699386503067</text:p>
          </table:table-cell>
          <table:table-cell office:value-type="float" office:value="196.056930562538" calcext:value-type="float">
            <text:p>196.056930562538</text:p>
          </table:table-cell>
          <table:table-cell office:value-type="float" office:value="208.925438734667" calcext:value-type="float">
            <text:p>208.925438734667</text:p>
          </table:table-cell>
          <table:table-cell office:value-type="float" office:value="183.18842239041" calcext:value-type="float">
            <text:p>183.18842239041</text:p>
          </table:table-cell>
          <table:table-cell/>
          <table:table-cell table:style-name="ce10" table:formula="of:=[.C14]-[.B14]" office:value-type="float" office:value="12.8685081721284" calcext:value-type="float">
            <text:p>13</text:p>
          </table:table-cell>
          <table:table-cell table:style-name="ce10" table:formula="of:=[.B14]-[.D14]" office:value-type="float" office:value="12.8685081721284" calcext:value-type="float">
            <text:p>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5766871165644" calcext:value-type="float">
            <text:p>12.5766871165644</text:p>
          </table:table-cell>
          <table:table-cell office:value-type="float" office:value="178.341996311974" calcext:value-type="float">
            <text:p>178.341996311974</text:p>
          </table:table-cell>
          <table:table-cell office:value-type="float" office:value="196.412467530041" calcext:value-type="float">
            <text:p>196.412467530041</text:p>
          </table:table-cell>
          <table:table-cell office:value-type="float" office:value="160.271525093907" calcext:value-type="float">
            <text:p>160.271525093907</text:p>
          </table:table-cell>
          <table:table-cell/>
          <table:table-cell table:style-name="ce10" table:formula="of:=[.C15]-[.B15]" office:value-type="float" office:value="18.0704712180668" calcext:value-type="float">
            <text:p>18</text:p>
          </table:table-cell>
          <table:table-cell table:style-name="ce10" table:formula="of:=[.B15]-[.D15]" office:value-type="float" office:value="18.070471218066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.0276073619632" calcext:value-type="float">
            <text:p>13.0276073619632</text:p>
          </table:table-cell>
          <table:table-cell office:value-type="float" office:value="174.105636109408" calcext:value-type="float">
            <text:p>174.105636109408</text:p>
          </table:table-cell>
          <table:table-cell office:value-type="float" office:value="193.713759053049" calcext:value-type="float">
            <text:p>193.713759053049</text:p>
          </table:table-cell>
          <table:table-cell office:value-type="float" office:value="154.497513165768" calcext:value-type="float">
            <text:p>154.497513165768</text:p>
          </table:table-cell>
          <table:table-cell/>
          <table:table-cell table:style-name="ce10" table:formula="of:=[.C16]-[.B16]" office:value-type="float" office:value="19.6081229436404" calcext:value-type="float">
            <text:p>20</text:p>
          </table:table-cell>
          <table:table-cell table:style-name="ce10" table:formula="of:=[.B16]-[.D16]" office:value-type="float" office:value="19.6081229436404" calcext:value-type="float">
            <text:p>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.8374233128834" calcext:value-type="float">
            <text:p>12.8374233128834</text:p>
          </table:table-cell>
          <table:table-cell office:value-type="float" office:value="142.438477504072" calcext:value-type="float">
            <text:p>142.438477504072</text:p>
          </table:table-cell>
          <table:table-cell office:value-type="float" office:value="164.125821784116" calcext:value-type="float">
            <text:p>164.125821784116</text:p>
          </table:table-cell>
          <table:table-cell office:value-type="float" office:value="120.751133224028" calcext:value-type="float">
            <text:p>120.751133224028</text:p>
          </table:table-cell>
          <table:table-cell/>
          <table:table-cell table:style-name="ce10" table:formula="of:=[.C17]-[.B17]" office:value-type="float" office:value="21.6873442800439" calcext:value-type="float">
            <text:p>22</text:p>
          </table:table-cell>
          <table:table-cell table:style-name="ce10" table:formula="of:=[.B17]-[.D17]" office:value-type="float" office:value="21.6873442800439" calcext:value-type="float">
            <text:p>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9831288343558" calcext:value-type="float">
            <text:p>10.9831288343558</text:p>
          </table:table-cell>
          <table:table-cell office:value-type="float" office:value="211.620347669737" calcext:value-type="float">
            <text:p>211.620347669737</text:p>
          </table:table-cell>
          <table:table-cell office:value-type="float" office:value="199.538993215739" calcext:value-type="float">
            <text:p>199.538993215739</text:p>
          </table:table-cell>
          <table:table-cell office:value-type="float" office:value="223.701702123736" calcext:value-type="float">
            <text:p>223.701702123736</text:p>
          </table:table-cell>
          <table:table-cell/>
          <table:table-cell table:style-name="ce10" table:formula="of:=[.C18]-[.B18]" office:value-type="float" office:value="-12.0813544539987" calcext:value-type="float">
            <text:p>-12</text:p>
          </table:table-cell>
          <table:table-cell table:style-name="ce10" table:formula="of:=[.B18]-[.D18]" office:value-type="float" office:value="-12.0813544539987" calcext:value-type="float">
            <text:p>-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.101226993865" calcext:value-type="float">
            <text:p>11.101226993865</text:p>
          </table:table-cell>
          <table:table-cell office:value-type="float" office:value="209.791261796128" calcext:value-type="float">
            <text:p>209.791261796128</text:p>
          </table:table-cell>
          <table:table-cell office:value-type="float" office:value="197.73505087779" calcext:value-type="float">
            <text:p>197.73505087779</text:p>
          </table:table-cell>
          <table:table-cell office:value-type="float" office:value="221.847472714466" calcext:value-type="float">
            <text:p>221.847472714466</text:p>
          </table:table-cell>
          <table:table-cell/>
          <table:table-cell table:style-name="ce10" table:formula="of:=[.C19]-[.B19]" office:value-type="float" office:value="-12.0562109183379" calcext:value-type="float">
            <text:p>-12</text:p>
          </table:table-cell>
          <table:table-cell table:style-name="ce10" table:formula="of:=[.B19]-[.D19]" office:value-type="float" office:value="-12.056210918338" calcext:value-type="float">
            <text:p>-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.5736196319018" calcext:value-type="float">
            <text:p>11.5736196319018</text:p>
          </table:table-cell>
          <table:table-cell office:value-type="float" office:value="221.16684175433" calcext:value-type="float">
            <text:p>221.16684175433</text:p>
          </table:table-cell>
          <table:table-cell office:value-type="float" office:value="209.334026001423" calcext:value-type="float">
            <text:p>209.334026001423</text:p>
          </table:table-cell>
          <table:table-cell office:value-type="float" office:value="232.999657507236" calcext:value-type="float">
            <text:p>232.999657507236</text:p>
          </table:table-cell>
          <table:table-cell/>
          <table:table-cell table:style-name="ce10" table:formula="of:=[.C20]-[.B20]" office:value-type="float" office:value="-11.8328157529062" calcext:value-type="float">
            <text:p>-12</text:p>
          </table:table-cell>
          <table:table-cell table:style-name="ce10" table:formula="of:=[.B20]-[.D20]" office:value-type="float" office:value="-11.8328157529063" calcext:value-type="float">
            <text:p>-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0460122699387" calcext:value-type="float">
            <text:p>12.0460122699387</text:p>
          </table:table-cell>
          <table:table-cell office:value-type="float" office:value="234.714336770536" calcext:value-type="float">
            <text:p>234.714336770536</text:p>
          </table:table-cell>
          <table:table-cell office:value-type="float" office:value="222.891264832732" calcext:value-type="float">
            <text:p>222.891264832732</text:p>
          </table:table-cell>
          <table:table-cell office:value-type="float" office:value="246.53740870834" calcext:value-type="float">
            <text:p>246.53740870834</text:p>
          </table:table-cell>
          <table:table-cell/>
          <table:table-cell table:style-name="ce10" table:formula="of:=[.C21]-[.B21]" office:value-type="float" office:value="-11.8230719378041" calcext:value-type="float">
            <text:p>-12</text:p>
          </table:table-cell>
          <table:table-cell table:style-name="ce10" table:formula="of:=[.B21]-[.D21]" office:value-type="float" office:value="-11.823071937804" calcext:value-type="float">
            <text:p>-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.0720858895706" calcext:value-type="float">
            <text:p>14.0720858895706</text:p>
          </table:table-cell>
          <table:table-cell office:value-type="float" office:value="212.386882869595" calcext:value-type="float">
            <text:p>212.386882869595</text:p>
          </table:table-cell>
          <table:table-cell office:value-type="float" office:value="190.927130117098" calcext:value-type="float">
            <text:p>190.927130117098</text:p>
          </table:table-cell>
          <table:table-cell office:value-type="float" office:value="233.846635622091" calcext:value-type="float">
            <text:p>233.846635622091</text:p>
          </table:table-cell>
          <table:table-cell/>
          <table:table-cell table:style-name="ce10" table:formula="of:=[.C22]-[.B22]" office:value-type="float" office:value="-21.4597527524965" calcext:value-type="float">
            <text:p>-21</text:p>
          </table:table-cell>
          <table:table-cell table:style-name="ce10" table:formula="of:=[.B22]-[.D22]" office:value-type="float" office:value="-21.4597527524965" calcext:value-type="float">
            <text:p>-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.540490797546" calcext:value-type="float">
            <text:p>14.540490797546</text:p>
          </table:table-cell>
          <table:table-cell office:value-type="float" office:value="233.230179575091" calcext:value-type="float">
            <text:p>233.230179575091</text:p>
          </table:table-cell>
          <table:table-cell office:value-type="float" office:value="213.283245790936" calcext:value-type="float">
            <text:p>213.283245790936</text:p>
          </table:table-cell>
          <table:table-cell office:value-type="float" office:value="253.177113359247" calcext:value-type="float">
            <text:p>253.177113359247</text:p>
          </table:table-cell>
          <table:table-cell/>
          <table:table-cell table:style-name="ce10" table:formula="of:=[.C23]-[.B23]" office:value-type="float" office:value="-19.9469337841555" calcext:value-type="float">
            <text:p>-20</text:p>
          </table:table-cell>
          <table:table-cell table:style-name="ce10" table:formula="of:=[.B23]-[.D23]" office:value-type="float" office:value="-19.9469337841556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.6711656441718" calcext:value-type="float">
            <text:p>15.6711656441718</text:p>
          </table:table-cell>
          <table:table-cell office:value-type="float" office:value="241.597965784026" calcext:value-type="float">
            <text:p>241.597965784026</text:p>
          </table:table-cell>
          <table:table-cell office:value-type="float" office:value="219.836588678186" calcext:value-type="float">
            <text:p>219.836588678186</text:p>
          </table:table-cell>
          <table:table-cell office:value-type="float" office:value="263.359342889866" calcext:value-type="float">
            <text:p>263.359342889866</text:p>
          </table:table-cell>
          <table:table-cell/>
          <table:table-cell table:style-name="ce10" table:formula="of:=[.C24]-[.B24]" office:value-type="float" office:value="-21.7613771058402" calcext:value-type="float">
            <text:p>-22</text:p>
          </table:table-cell>
          <table:table-cell table:style-name="ce10" table:formula="of:=[.B24]-[.D24]" office:value-type="float" office:value="-21.7613771058402" calcext:value-type="float">
            <text:p>-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2972392638037" calcext:value-type="float">
            <text:p>16.2972392638037</text:p>
          </table:table-cell>
          <table:table-cell office:value-type="float" office:value="258.976275137735" calcext:value-type="float">
            <text:p>258.976275137735</text:p>
          </table:table-cell>
          <table:table-cell office:value-type="float" office:value="237.099933299571" calcext:value-type="float">
            <text:p>237.099933299571</text:p>
          </table:table-cell>
          <table:table-cell office:value-type="float" office:value="280.852616975899" calcext:value-type="float">
            <text:p>280.852616975899</text:p>
          </table:table-cell>
          <table:table-cell/>
          <table:table-cell table:style-name="ce10" table:formula="of:=[.C25]-[.B25]" office:value-type="float" office:value="-21.8763418381641" calcext:value-type="float">
            <text:p>-22</text:p>
          </table:table-cell>
          <table:table-cell table:style-name="ce10" table:formula="of:=[.B25]-[.D25]" office:value-type="float" office:value="-21.8763418381641" calcext:value-type="float">
            <text:p>-2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9"/>
          <table:table-cell table:style-name="ce9" table:formula="of:=AVERAGE([.B3:.B25])" office:value-type="float" office:value="200.467602602842" calcext:value-type="float">
            <text:p>200.467602602842</text:p>
          </table:table-cell>
          <table:table-cell table:style-name="ce9" table:formula="of:=AVERAGE([.C3:.C25])" office:value-type="float" office:value="202.640627430814" calcext:value-type="float">
            <text:p>202.640627430814</text:p>
          </table:table-cell>
          <table:table-cell table:style-name="ce9" table:formula="of:=AVERAGE([.D3:.D25])" office:value-type="float" office:value="198.276899938469" calcext:value-type="float">
            <text:p>198.276899938469</text:p>
          </table:table-cell>
          <table:table-cell table:style-name="ce9"/>
          <table:table-cell table:style-name="ce6" table:number-columns-repeated="2"/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ord Method-Total" table:style-name="ta1">
        <table:table-column table:style-name="co1" table:number-columns-repeated="2" table:default-cell-style-name="ce5"/>
        <table:table-column table:style-name="co1" table:default-cell-style-name="ce11"/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SQRT([.A1]^2+[.B1]^2)" office:value-type="float" office:value="34.5253530032641" calcext:value-type="float">
            <text:p>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SQRT([.A2]^2+[.B2]^2)" office:value-type="float" office:value="33.734255586866" calcext:value-type="float">
            <text:p>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SQRT([.A3]^2+[.B3]^2)" office:value-type="float" office:value="32.015621187164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SQRT([.A4]^2+[.B4]^2)" office:value-type="float" office:value="32.015621187164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SQRT([.A5]^2+[.B5]^2)" office:value-type="float" office:value="31.3209195267317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SQRT([.A6]^2+[.B6]^2)" office:value-type="float" office:value="29.4108823397055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formula="of:=SQRT([.A7]^2+[.B7]^2)" office:value-type="float" office:value="28.6356421265527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SQRT([.A8]^2+[.B8]^2)" office:value-type="float" office:value="29.0688837074973" calcext:value-type="float">
            <text:p>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SQRT([.A9]^2+[.B9]^2)" office:value-type="float" office:value="29.0688837074973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SQRT([.A10]^2+[.B10]^2)" office:value-type="float" office:value="29.9666481275434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SQRT([.A11]^2+[.B11]^2)" office:value-type="float" office:value="29.9666481275434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SQRT([.A12]^2+[.B12]^2)" office:value-type="float" office:value="29.9666481275434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SQRT([.A13]^2+[.B13]^2)" office:value-type="float" office:value="28.4253408071038" calcext:value-type="float">
            <text:p>2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SQRT([.A14]^2+[.B14]^2)" office:value-type="float" office:value="28.2842712474619" calcext:value-type="float">
            <text:p>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SQRT([.A15]^2+[.B15]^2)" office:value-type="float" office:value="27.8028775489157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SQRT([.A16]^2+[.B16]^2)" office:value-type="float" office:value="32.310988842807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SQRT([.A17]^2+[.B17]^2)" office:value-type="float" office:value="31.3847096529504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SQRT([.A18]^2+[.B18]^2)" office:value-type="float" office:value="31.3847096529504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SQRT([.A19]^2+[.B19]^2)" office:value-type="float" office:value="32.310988842807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SQRT([.A20]^2+[.B20]^2)" office:value-type="float" office:value="31.1448230047949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SQRT([.A21]^2+[.B21]^2)" office:value-type="float" office:value="32.015621187164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SQRT([.A22]^2+[.B22]^2)" office:value-type="float" office:value="32.5576411921994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SQRT([.A23]^2+[.B23]^2)" office:value-type="float" office:value="32.5576411921994" calcext:value-type="float">
            <text:p>33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9:22:18.479887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5:19:40.809951674</meta:creation-date>
    <dc:date>2023-03-29T19:26:00.194514054</dc:date>
    <meta:editing-duration>PT41M11S</meta:editing-duration>
    <meta:editing-cycles>13</meta:editing-cycles>
    <meta:generator>LibreOffice/7.0.4.2$Linux_ARM_EABI LibreOffice_project/00$Build-2</meta:generator>
    <meta:document-statistic meta:table-count="4" meta:cell-count="491" meta:object-count="0"/>
  </office:meta>
</office:document-meta>
</file>